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E_40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D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MAR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~IDE_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~IDE_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RD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~DMAQ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TR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~IDE_CS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~ACTIV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~IDE_CS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~PDI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~IOCS1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SE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D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D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D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right</text:p>
          </table:table-cell>
        </table:table-row>
      </table:table>
      <table:named-expressions/>
      <table:database-ranges>
        <table:database-range table:name="__Anonymous_Sheet_DB__0" table:target-range-address="Hoja1.A3:Hoja1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1:44:00.021228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07:37:47.454520176</meta:creation-date>
    <dc:date>2016-05-30T11:44:33.819045906</dc:date>
    <meta:editing-duration>PT19M2S</meta:editing-duration>
    <meta:editing-cycles>9</meta:editing-cycles>
    <meta:generator>LibreOffice/5.1.3.2$Linux_X86_64 LibreOffice_project/10m0$Build-2</meta:generator>
    <meta:document-statistic meta:table-count="1" meta:cell-count="165" meta:object-count="0"/>
  </office:meta>
</office:document-meta>
</file>